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style:font-name="Times New Roman" fo:color="#000000" fo:font-size="12pt" style:font-size-asian="12pt" style:font-size-complex="12pt"/>
    </style:style>
    <style:style style:name="P2" style:parent-style-name="Heading1" style:family="paragraph">
      <style:paragraph-properties fo:text-align="center"/>
      <style:text-properties style:font-name="Times New Roman" fo:color="#000000" fo:font-size="12pt" style:font-size-asian="12pt" style:font-size-complex="12pt"/>
    </style:style>
    <style:style style:name="P3" style:parent-style-name="HorizontalLine" style:family="paragraph">
      <style:text-properties style:font-name="Times New Roman" fo:font-weight="bold" style:font-weight-asian="bold" style:font-weight-complex="bold" fo:color="#000000" fo:font-size="12pt" style:font-size-asian="12pt" style:font-size-complex="12pt"/>
    </style:style>
    <style:style style:name="P4" style:parent-style-name="Heading2" style:family="paragraph">
      <style:paragraph-properties fo:margin-top="0in" fo:margin-bottom="0.1965in"/>
      <style:text-properties style:font-name="Times New Roman" fo:color="#000000" fo:font-size="12pt" style:font-size-asian="12pt" style:font-size-complex="12pt"/>
    </style:style>
    <style:style style:name="P5" style:parent-style-name="Textbody" style:family="paragraph">
      <style:text-properties style:font-name="Times New Roman" fo:color="#000000"/>
    </style:style>
    <style:style style:name="P6" style:parent-style-name="ListContents" style:family="paragraph">
      <style:paragraph-properties fo:margin-left="0in">
        <style:tab-stops/>
      </style:paragraph-properties>
      <style:text-properties style:font-name="Times New Roman"/>
    </style:style>
    <style:style style:name="P7" style:parent-style-name="ListContents" style:family="paragraph">
      <style:paragraph-properties fo:margin-left="0in">
        <style:tab-stops/>
      </style:paragraph-properties>
    </style:style>
    <style:style style:name="T8" style:parent-style-name="DefaultParagraphFont" style:family="text">
      <style:text-properties style:font-name="Times New Roman" fo:font-weight="bold" style:font-weight-asian="bold" fo:color="#000000"/>
    </style:style>
    <style:style style:name="P9" style:parent-style-name="ListContents" style:family="paragraph">
      <style:paragraph-properties fo:margin-left="0in">
        <style:tab-stops/>
      </style:paragraph-properties>
      <style:text-properties style:font-name="Times New Roman"/>
    </style:style>
    <style:style style:name="P10" style:parent-style-name="ListContents" style:family="paragraph">
      <style:paragraph-properties fo:margin-bottom="0.1965in" fo:margin-left="0in">
        <style:tab-stops/>
      </style:paragraph-properties>
    </style:style>
    <style:style style:name="T11" style:parent-style-name="DefaultParagraphFont" style:family="text">
      <style:text-properties style:font-name="Times New Roman" fo:color="#000000"/>
    </style:style>
    <style:style style:name="T12" style:parent-style-name="Teletype" style:family="text">
      <style:text-properties style:font-name="Times New Roman"/>
    </style:style>
    <style:style style:name="T13" style:parent-style-name="DefaultParagraphFont" style:family="text">
      <style:text-properties style:font-name="Times New Roman" fo:color="#000000"/>
    </style:style>
    <style:style style:name="T14" style:parent-style-name="DefaultParagraphFont" style:family="text">
      <style:text-properties style:font-name="Times New Roman" fo:color="#000000"/>
    </style:style>
    <style:style style:name="T15" style:parent-style-name="Teletype" style:family="text">
      <style:text-properties style:font-name="Times New Roman"/>
    </style:style>
    <style:style style:name="T16" style:parent-style-name="DefaultParagraphFont" style:family="text">
      <style:text-properties style:font-name="Times New Roman" fo:color="#000000"/>
    </style:style>
    <style:style style:name="T17" style:parent-style-name="DefaultParagraphFont" style:family="text">
      <style:text-properties style:font-name="Times New Roman" fo:color="#000000"/>
    </style:style>
    <style:style style:name="T18" style:parent-style-name="DefaultParagraphFont" style:family="text">
      <style:text-properties style:font-name="Times New Roman" fo:color="#000000"/>
    </style:style>
    <style:style style:name="T19" style:parent-style-name="DefaultParagraphFont" style:family="text">
      <style:text-properties style:font-name="Times New Roman" fo:color="#000000"/>
    </style:style>
    <style:style style:name="T20" style:parent-style-name="DefaultParagraphFont" style:family="text">
      <style:text-properties style:font-name="Times New Roman" fo:color="#000000"/>
    </style:style>
    <style:style style:name="T21" style:parent-style-name="DefaultParagraphFont" style:family="text">
      <style:text-properties style:font-name="Times New Roman" fo:color="#000000"/>
    </style:style>
    <style:style style:name="T22" style:parent-style-name="DefaultParagraphFont" style:family="text">
      <style:text-properties style:font-name="Times New Roman" fo:color="#000000"/>
    </style:style>
    <style:style style:name="P23" style:parent-style-name="Heading2" style:family="paragraph">
      <style:paragraph-properties fo:margin-top="0in" fo:margin-bottom="0.1965in"/>
      <style:text-properties style:font-name="Times New Roman" fo:color="#000000" fo:font-size="12pt" style:font-size-asian="12pt" style:font-size-complex="12pt"/>
    </style:style>
    <style:style style:name="P24" style:parent-style-name="Textbody" style:family="paragraph">
      <style:paragraph-properties fo:margin-bottom="0.1965in"/>
      <style:text-properties style:font-name="Times New Roman" fo:color="#000000"/>
    </style:style>
    <style:style style:name="P25" style:parent-style-name="Textbody" style:family="paragraph">
      <style:paragraph-properties fo:margin-bottom="0.1965in"/>
    </style:style>
    <style:style style:name="T26" style:parent-style-name="DefaultParagraphFont" style:family="text">
      <style:text-properties style:font-name="Times New Roman" fo:color="#000000"/>
    </style:style>
    <style:style style:name="T27" style:parent-style-name="Teletype" style:family="text">
      <style:text-properties style:font-name="Times New Roman" fo:color="#000000"/>
    </style:style>
    <style:style style:name="P28" style:parent-style-name="Textbody" style:family="paragraph">
      <style:paragraph-properties fo:margin-bottom="0.1965in"/>
    </style:style>
    <style:style style:name="P29" style:parent-style-name="ListContents" style:family="paragraph">
      <style:paragraph-properties fo:margin-bottom="0.1965in" fo:margin-left="0in">
        <style:tab-stops/>
      </style:paragraph-properties>
    </style:style>
    <style:style style:name="T30" style:parent-style-name="DefaultParagraphFont" style:family="text">
      <style:text-properties style:font-name="Times New Roman" fo:color="#000000"/>
    </style:style>
    <style:style style:name="T31" style:parent-style-name="DefaultParagraphFont" style:family="text">
      <style:text-properties style:font-name="Times New Roman" fo:color="#000000"/>
    </style:style>
    <style:style style:name="T32" style:parent-style-name="DefaultParagraphFont" style:family="text">
      <style:text-properties style:font-name="Times New Roman" fo:color="#000000"/>
    </style:style>
    <style:style style:name="T33" style:parent-style-name="Teletype" style:family="text">
      <style:text-properties style:font-name="Times New Roman" fo:color="#000000"/>
    </style:style>
    <style:style style:name="T34" style:parent-style-name="DefaultParagraphFont" style:family="text">
      <style:text-properties style:font-name="Times New Roman" fo:color="#000000"/>
    </style:style>
    <style:style style:name="T35" style:parent-style-name="DefaultParagraphFont" style:family="text">
      <style:text-properties style:font-name="Times New Roman" fo:color="#000000"/>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P41" style:parent-style-name="ListHeading" style:family="paragraph">
      <style:text-properties style:font-name="Times New Roman" fo:font-weight="bold" style:font-weight-asian="bold" fo:color="#000000"/>
    </style:style>
    <style:style style:name="P42" style:parent-style-name="Textbody" style:family="paragraph">
      <style:text-properties style:font-name="Times New Roman"/>
    </style:style>
    <style:style style:name="T43" style:parent-style-name="DefaultParagraphFont" style:family="text">
      <style:text-properties style:font-name="Times New Roman" fo:font-size="12pt" style:font-size-asian="12pt" style:font-size-complex="12pt"/>
    </style:style>
    <style:style style:name="T4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45" style:parent-style-name="DefaultParagraphFont" style:family="text">
      <style:text-properties style:font-name="Times New Roman" fo:font-size="12pt" style:font-size-asian="12pt" style:font-size-complex="12pt"/>
    </style:style>
    <style:style style:name="T46" style:parent-style-name="DefaultParagraphFont"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style:style>
    <style:style style:name="T48" style:parent-style-name="DefaultParagraphFont" style:family="text">
      <style:text-properties style:font-name="Times New Roman" fo:font-size="12pt" style:font-size-asian="12pt" style:font-size-complex="12pt"/>
    </style:style>
    <style:style style:name="T49" style:parent-style-name="DefaultParagraphFont" style:family="text">
      <style:text-properties style:font-name="Times New Roman" fo:font-style="italic" style:font-style-asian="italic" fo:font-size="12pt" style:font-size-asian="12pt" style:font-size-complex="12pt"/>
    </style:style>
    <style:style style:name="T50" style:parent-style-name="DefaultParagraphFont" style:family="text">
      <style:text-properties style:font-name="Times New Roman" fo:font-size="12pt" style:font-size-asian="12pt" style:font-size-complex="12pt"/>
    </style:style>
    <style:style style:name="T5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style="italic" style:font-style-asian="italic"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2" style:parent-style-name="DefaultParagraphFont" style:family="text">
      <style:text-properties style:font-name="Times New Roman" fo:font-size="12pt" style:font-size-asian="12pt" style:font-size-complex="12pt"/>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T65" style:parent-style-name="DefaultParagraphFont" style:family="text">
      <style:text-properties style:font-name="Times New Roman" fo:font-size="12pt" style:font-size-asian="12pt" style:font-size-complex="12pt"/>
    </style:style>
    <style:style style:name="T66" style:parent-style-name="DefaultParagraphFont" style:family="text">
      <style:text-properties style:font-name="Times New Roman" fo:font-style="italic" style:font-style-asian="italic"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T6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T72" style:parent-style-name="DefaultParagraphFont" style:family="text">
      <style:text-properties style:font-name="Times New Roman" fo:font-style="italic" style:font-style-asian="italic"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7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style="italic" style:font-style-asian="italic"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84" style:parent-style-name="DefaultParagraphFont" style:family="text">
      <style:text-properties style:font-name="Times New Roman"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style="italic" style:font-style-asian="italic"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T8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ize="12pt" style:font-size-asian="12pt" style:font-size-complex="12pt"/>
    </style:style>
    <style:style style:name="T94" style:parent-style-name="DefaultParagraphFont" style:family="text">
      <style:text-properties style:font-name="Times New Roman" fo:font-style="italic" style:font-style-asian="italic"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T9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9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tyle="italic" style:font-style-asian="italic" fo:font-size="12pt" style:font-size-asian="12pt" style:font-size-complex="12pt"/>
    </style:style>
    <style:style style:name="P105" style:parent-style-name="PreformattedText" style:family="paragraph">
      <style:paragraph-properties fo:margin-bottom="0.1965in"/>
    </style:style>
    <style:style style:name="T106" style:parent-style-name="DefaultParagraphFont" style:family="text">
      <style:text-properties style:font-name="Times New Roman" fo:font-size="12pt" style:font-size-asian="12pt" style:font-size-complex="12pt"/>
    </style:style>
    <style:style style:name="T10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12" style:parent-style-name="DefaultParagraphFont" style:family="text">
      <style:text-properties style:font-name="Times New Roman" fo:font-size="12pt" style:font-size-asian="12pt" style:font-size-complex="12pt"/>
    </style:style>
    <style:style style:name="T113" style:parent-style-name="DefaultParagraphFont" style:family="text">
      <style:text-properties style:font-name="Times New Roman" fo:font-size="12pt" style:font-size-asian="12pt" style:font-size-complex="12pt"/>
    </style:style>
    <style:style style:name="T114" style:parent-style-name="DefaultParagraphFont" style:family="text">
      <style:text-properties style:font-name="Times New Roman" fo:font-style="italic" style:font-style-asian="italic" fo:font-size="12pt" style:font-size-asian="12pt" style:font-size-complex="12pt"/>
    </style:style>
    <style:style style:name="T115" style:parent-style-name="DefaultParagraphFont" style:family="text">
      <style:text-properties style:font-name="Times New Roman" fo:font-style="italic" style:font-style-asian="italic" fo:font-size="12pt" style:font-size-asian="12pt" style:font-size-complex="12pt"/>
    </style:style>
    <style:style style:name="T116" style:parent-style-name="DefaultParagraphFont" style:family="text">
      <style:text-properties style:font-name="Times New Roman" fo:font-style="italic" style:font-style-asian="italic" fo:font-size="12pt" style:font-size-asian="12pt" style:font-size-complex="12pt"/>
    </style:style>
    <style:style style:name="T117" style:parent-style-name="DefaultParagraphFont" style:family="text">
      <style:text-properties style:font-name="Times New Roman" fo:font-style="italic" style:font-style-asian="italic" fo:font-size="12pt" style:font-size-asian="12pt" style:font-size-complex="12pt"/>
    </style:style>
    <style:style style:name="T118" style:parent-style-name="DefaultParagraphFont" style:family="text">
      <style:text-properties style:font-name="Times New Roman" fo:font-style="italic" style:font-style-asian="italic" fo:font-size="12pt" style:font-size-asian="12pt" style:font-size-complex="12pt"/>
    </style:style>
    <style:style style:name="T119" style:parent-style-name="DefaultParagraphFont" style:family="text">
      <style:text-properties style:font-name="Times New Roman" fo:font-style="italic" style:font-style-asian="italic" fo:font-size="12pt" style:font-size-asian="12pt" style:font-size-complex="12pt"/>
    </style:style>
    <style:style style:name="T120" style:parent-style-name="DefaultParagraphFont" style:family="text">
      <style:text-properties style:font-name="Times New Roman" fo:font-style="italic" style:font-style-asian="italic" fo:font-size="12pt" style:font-size-asian="12pt" style:font-size-complex="12pt"/>
    </style:style>
    <style:style style:name="T121" style:parent-style-name="DefaultParagraphFont" style:family="text">
      <style:text-properties style:font-name="Times New Roman" fo:font-style="italic" style:font-style-asian="italic" fo:font-size="12pt" style:font-size-asian="12pt" style:font-size-complex="12pt"/>
    </style:style>
    <style:style style:name="T122" style:parent-style-name="DefaultParagraphFont" style:family="text">
      <style:text-properties style:font-name="Times New Roman" fo:font-style="italic" style:font-style-asian="italic" fo:font-size="12pt" style:font-size-asian="12pt" style:font-size-complex="12pt"/>
    </style:style>
    <style:style style:name="T123" style:parent-style-name="DefaultParagraphFont" style:family="text">
      <style:text-properties style:font-name="Times New Roman" fo:font-style="italic" style:font-style-asian="italic" fo:font-size="12pt" style:font-size-asian="12pt" style:font-size-complex="12pt"/>
    </style:style>
    <style:style style:name="T124" style:parent-style-name="DefaultParagraphFont" style:family="text">
      <style:text-properties style:font-name="Times New Roman" fo:font-style="italic" style:font-style-asian="italic" fo:font-size="12pt" style:font-size-asian="12pt" style:font-size-complex="12pt"/>
    </style:style>
    <style:style style:name="P125" style:parent-style-name="Textbody" style:family="paragraph">
      <style:text-properties style:font-name="Times New Roman"/>
    </style:style>
    <style:style style:name="P126" style:parent-style-name="PreformattedText" style:family="paragraph">
      <style:text-properties style:font-name="Times New Roman" fo:font-size="12pt" style:font-size-asian="12pt" style:font-size-complex="12pt"/>
    </style:style>
    <style:style style:name="P127" style:parent-style-name="PreformattedText" style:family="paragraph">
      <style:text-properties style:font-name="Times New Roman" fo:font-size="12pt" style:font-size-asian="12pt" style:font-size-complex="12pt"/>
    </style:style>
    <style:style style:name="P128" style:parent-style-name="PreformattedText" style:family="paragraph">
      <style:text-properties style:font-name="Times New Roman" fo:font-size="12pt" style:font-size-asian="12pt" style:font-size-complex="12pt"/>
    </style:style>
    <style:style style:name="P129" style:parent-style-name="PreformattedText" style:family="paragraph">
      <style:text-properties style:font-name="Times New Roman" fo:font-size="12pt" style:font-size-asian="12pt" style:font-size-complex="12pt"/>
    </style:style>
    <style:style style:name="P130" style:parent-style-name="PreformattedText" style:family="paragraph">
      <style:text-properties style:font-name="Times New Roman" fo:font-size="12pt" style:font-size-asian="12pt" style:font-size-complex="12pt"/>
    </style:style>
    <style:style style:name="P131" style:parent-style-name="PreformattedText" style:family="paragraph">
      <style:text-properties style:font-name="Times New Roman" fo:font-size="12pt" style:font-size-asian="12pt" style:font-size-complex="12pt"/>
    </style:style>
    <style:style style:name="P132" style:parent-style-name="PreformattedText" style:family="paragraph">
      <style:text-properties style:font-name="Times New Roman" fo:font-size="12pt" style:font-size-asian="12pt" style:font-size-complex="12pt"/>
    </style:style>
    <style:style style:name="P133" style:parent-style-name="PreformattedText" style:family="paragraph">
      <style:text-properties style:font-name="Times New Roman" fo:font-size="12pt" style:font-size-asian="12pt" style:font-size-complex="12pt"/>
    </style:style>
    <style:style style:name="P134" style:parent-style-name="PreformattedText" style:family="paragraph">
      <style:text-properties style:font-name="Times New Roman" fo:font-size="12pt" style:font-size-asian="12pt" style:font-size-complex="12pt"/>
    </style:style>
    <style:style style:name="P135" style:parent-style-name="PreformattedText" style:family="paragraph">
      <style:paragraph-properties fo:margin-bottom="0.1965in"/>
      <style:text-properties style:font-name="Times New Roman" fo:font-size="12pt" style:font-size-asian="12pt" style:font-size-complex="12pt"/>
    </style:style>
    <style:style style:name="P136" style:parent-style-name="Textbody" style:family="paragraph">
      <style:text-properties style:font-name="Times New Roman"/>
    </style:style>
    <style:style style:name="P137" style:parent-style-name="Heading2" style:family="paragraph">
      <style:text-properties style:font-name="Times New Roman" fo:color="#000000" fo:font-size="12pt" style:font-size-asian="12pt" style:font-size-complex="12pt"/>
    </style:style>
    <style:style style:name="T138" style:parent-style-name="DefaultParagraphFont" style:family="text">
      <style:text-properties style:font-name="Times New Roman" fo:color="#000000"/>
    </style:style>
    <style:style style:name="T139" style:parent-style-name="Teletype" style:family="text">
      <style:text-properties style:font-name="Times New Roman" fo:color="#000000"/>
    </style:style>
    <style:style style:name="T140" style:parent-style-name="DefaultParagraphFont" style:family="text">
      <style:text-properties style:font-name="Times New Roman" fo:color="#000000"/>
    </style:style>
    <style:style style:name="P141" style:parent-style-name="Textbody" style:family="paragraph">
      <style:text-properties style:font-name="Times New Roman" fo:color="#000000"/>
    </style:style>
    <style:style style:name="P142" style:parent-style-name="Textbody" style:family="paragraph">
      <style:text-properties style:font-name="Times New Roman" fo:color="#000000"/>
    </style:style>
    <style:style style:name="P143" style:parent-style-name="Textbody" style:family="paragraph">
      <style:text-properties style:font-name="Times New Roman" fo:color="#000000"/>
    </style:style>
    <style:style style:name="P144" style:parent-style-name="Textbody" style:family="paragraph">
      <style:text-properties style:font-name="Times New Roman" fo:color="#000000"/>
    </style:style>
    <style:style style:name="T145" style:parent-style-name="DefaultParagraphFont" style:family="text">
      <style:text-properties style:font-name="Times New Roman" fo:color="#000000"/>
    </style:style>
    <style:style style:name="T146" style:parent-style-name="Teletype" style:family="text">
      <style:text-properties style:font-name="Times New Roman" fo:color="#000000"/>
    </style:style>
    <style:style style:name="T147" style:parent-style-name="DefaultParagraphFont" style:family="text">
      <style:text-properties style:font-name="Times New Roman" fo:color="#000000"/>
    </style:style>
    <style:style style:name="P148" style:parent-style-name="Standard" style:family="paragraph">
      <style:text-properties style:font-name="Times New Roman" fo:color="#000000"/>
    </style:style>
    <style:style style:name="P149" style:parent-style-name="Textbody" style:family="paragraph">
      <style:paragraph-properties fo:margin-bottom="0in"/>
      <style:text-properties style:font-name="Times New Roman" fo:color="#000000"/>
    </style:style>
    <style:style style:name="P150" style:parent-style-name="Textbody" style:family="paragraph">
      <style:paragraph-properties fo:margin-bottom="0in"/>
      <style:text-properties style:font-name="Times New Roman" fo:color="#000000"/>
    </style:style>
    <style:style style:name="P151" style:parent-style-name="Textbody" style:family="paragraph">
      <style:text-properties style:font-name="Times New Roman" fo:color="#000000"/>
    </style:style>
    <style:style style:name="P152" style:parent-style-name="Textbody" style:family="paragraph">
      <style:text-properties style:font-name="Times New Roman" fo:color="#000000"/>
    </style:style>
    <style:style style:name="P153" style:parent-style-name="Textbody" style:family="paragraph">
      <style:text-properties style:font-name="Times New Roman" fo:color="#000000"/>
    </style:style>
    <style:style style:name="P154" style:parent-style-name="Textbody" style:family="paragraph">
      <style:text-properties style:font-name="Times New Roman" fo:color="#000000"/>
    </style:style>
    <style:style style:name="P155" style:parent-style-name="Textbody" style:family="paragraph">
      <style:text-properties style:font-name="Times New Roman" fo:color="#000000"/>
    </style:style>
    <style:style style:name="P156" style:parent-style-name="Textbody" style:family="paragraph">
      <style:text-properties style:font-name="Times New Roman" fo:color="#000000"/>
    </style:style>
    <style:style style:name="T157" style:parent-style-name="DefaultParagraphFont" style:family="text">
      <style:text-properties style:font-name="Times New Roman" fo:color="#000000"/>
    </style:style>
    <style:style style:name="T158" style:parent-style-name="DefaultParagraphFont" style:family="text">
      <style:text-properties style:font-name="Times New Roman" fo:color="#000000"/>
    </style:style>
    <style:style style:name="T159" style:parent-style-name="DefaultParagraphFont" style:family="text">
      <style:text-properties style:font-name="Times New Roman" fo:color="#000000"/>
    </style:style>
    <style:style style:name="T160" style:parent-style-name="DefaultParagraphFont" style:family="text">
      <style:text-properties style:font-name="Times New Roman" fo:color="#000000"/>
    </style:style>
    <style:style style:name="T161" style:parent-style-name="DefaultParagraphFont" style:family="text">
      <style:text-properties style:font-name="Times New Roman"/>
    </style:style>
    <style:style style:name="T162" style:parent-style-name="DefaultParagraphFont" style:family="text">
      <style:text-properties style:font-name="Times New Roman" fo:color="#000000"/>
    </style:style>
    <style:style style:name="T163" style:parent-style-name="DefaultParagraphFont" style:family="text">
      <style:text-properties style:font-name="Times New Roman"/>
    </style:style>
    <style:style style:name="T164" style:parent-style-name="DefaultParagraphFont" style:family="text">
      <style:text-properties style:font-name="Times New Roman" fo:color="#000000"/>
    </style:style>
    <style:style style:name="P165" style:parent-style-name="Heading2" style:family="paragraph">
      <style:text-properties style:font-name="Times New Roman" fo:color="#000000" fo:font-size="12pt" style:font-size-asian="12pt" style:font-size-complex="12pt"/>
    </style:style>
    <style:style style:name="P166" style:parent-style-name="Textbody" style:family="paragraph">
      <style:text-properties style:font-name="Times New Roman" fo:color="#000000"/>
    </style:style>
    <style:style style:name="P167" style:parent-style-name="Textbody" style:family="paragraph">
      <style:paragraph-properties fo:margin-bottom="0in"/>
    </style:style>
    <style:style style:name="T168" style:parent-style-name="DefaultParagraphFont" style:family="text">
      <style:text-properties style:font-name="Times New Roman" fo:color="#000000"/>
    </style:style>
    <style:style style:name="P169" style:parent-style-name="Textbody" style:family="paragraph">
      <style:paragraph-properties fo:margin-bottom="0in"/>
    </style:style>
    <style:style style:name="T170" style:parent-style-name="DefaultParagraphFont" style:family="text">
      <style:text-properties style:font-name="Times New Roman" fo:color="#000000"/>
    </style:style>
    <style:style style:name="P171" style:parent-style-name="Textbody" style:family="paragraph"/>
    <style:style style:name="T172" style:parent-style-name="DefaultParagraphFont" style:family="text">
      <style:text-properties style:font-name="Times New Roman"/>
    </style:style>
    <style:style style:name="T173" style:parent-style-name="DefaultParagraphFont" style:family="text">
      <style:text-properties style:font-name="Times New Roman"/>
    </style:style>
  </office:automatic-styles>
  <office:body>
    <office:text text:use-soft-page-breaks="true">
      <text:h text:style-name="P1" text:outline-level="1">Requirement Dcoument</text:h>
      <text:h text:style-name="P2" text:outline-level="1">PHP Scripting with Relational Database<text:line-break/></text:h>
      <text:p text:style-name="P3"/>
      <text:h text:style-name="P4" text:outline-level="2">Description</text:h>
      <text:p text:style-name="P5">The goal of this project is to learn server-side web programming using PHP and a relational database<text:s/>system (MySQL). More specifically, you will develop an e-commerce web application where customers can buy books saved in the database.</text:p>
      <text:p text:style-name="P6"/>
      <text:p text:style-name="P7"><text:span text:style-name="T8">Domain</text:span></text:p>
      <text:p text:style-name="P9"/>
      <text:p text:style-name="P10"><text:span text:style-name="T11">You have been hired to set-up a database for<text:s/></text:span><text:span text:style-name="T12">www.cheapbooks.com</text:span><text:span text:style-name="T13">, which sales books on the web (much lik</text:span><text:span text:style-name="T14">e<text:s/></text:span><text:span text:style-name="T15">www.amazon.com</text:span><text:span text:style-name="T16">). A requirements analysis that was conducted has identified a number things about the operations and goals of CheapBooks. Each book sold by CheapBooks has a title, a price, a year of issue, a publisher, and a unique ISBN. It is written by<text:s/></text:span><text:span text:style-name="T17">one or more authors, but, of course, each author may have written multiple books. Although not available to customers, CheapBooks has information about each author, which may include name, address, and phone number. Each book is stocked in book warehouses<text:s/></text:span><text:span text:style-name="T18">and CheapBooks wants to keep track how many copies of a book each warehouse has, in order to check it's availability and complete the customer orders. Each warehouse has a Code, a name, an address, and a phone number. When a customer starts a session with<text:s/></text:span><text:span text:style-name="T19">CheapBooks through its web site, she is assigned an empty shopping basket so that she can make multiple purchases each time. The customer session is then to select books and insert them into the shopping basket. The shopping basket may contain multiple cop</text:span><text:span text:style-name="T20">ies of multiple books. Note that, at any time you may have multiple customers buying books and a particular customer may have used multiple shopping baskets. At checkout, the total price of the customer's shopping basket is calculated and the customer is c</text:span><text:span text:style-name="T21">harged (assume that shipping cost is zero). At checkout, each warehouse involved in the purchase is received a single shipping order that contains the shipping information of the customer, and for each book in her shopping basket stocked in this warehouse,</text:span><text:span text:style-name="T22"><text:s/>the number of copies bought. When the customer's shopping session ends, all information about the shopping basket is removed but the information about the warehouse shipping order is kept.</text:span></text:p>
      <text:h text:style-name="P23" text:outline-level="2">Platform</text:h>
      <text:p text:style-name="P24">As in the previous projects, you will develop this project on your PC/laptop using XAMPP.</text:p>
      <text:p text:style-name="P25"><text:span text:style-name="T26"><text:s/>Download the project4 files: project4.zip from UTA Blackboard. Unarchive the files inside your web server document root directory. The project 4 directory contains the file<text:s/></text:span><text:span text:style-name="T27">createDB.sql having examples of CREATE queries.u</text:span></text:p>
      <text:p text:style-name="P28"/>
      <text:p text:style-name="P29"><text:span text:style-name="T30">To create the database, start the Apache Web Server and the MySQL Database on your PC using the<text:s/></text:span><text:soft-page-break/><text:span text:style-name="T31">XAMPP manager console. Run<text:s/></text:span><text:a xlink:href="http://localhost/phpmyadmin/" office:target-frame-name="_top" xlink:show="replace">phpMyAdmin</text:a><text:span text:style-name="T32"><text:s/>on your browser, create a new database with name<text:s/></text:span><text:span text:style-name="T33">cheapbooks<text:s/></text:span><text:span text:style-name="T34">by clicking on<text:s/></text:span><text:span text:style-name="T35">New. Select this database, go to the SQL tab and write the appropriate CREATE table queries and push Go. You can run queries from CreateDB.sql for testing. You can test your setup on your web browser by using the URL address<text:s/></text:span><text:a xlink:href="http://localhost/project2/customer.php" office:target-frame-name="_top" xlink:show="replace"><text:span text:style-name="T36">http://localhost/project</text:span></text:a><text:a xlink:href="http://localhost/project2/customer.php" office:target-frame-name="_top" xlink:show="replace"><text:span text:style-name="T37">2</text:span></text:a><text:a xlink:href="http://localhost/project2/customer.php" office:target-frame-name="_top" xlink:show="replace"><text:span text:style-name="T38">/</text:span></text:a><text:a xlink:href="http://localhost/project2/customer.php" office:target-frame-name="_top" xlink:show="replace"><text:span text:style-name="T39">customer</text:span></text:a><text:a xlink:href="http://localhost/project2/customer.php" office:target-frame-name="_top" xlink:show="replace"><text:span text:style-name="T40">.php</text:span></text:a></text:p>
      <text:p text:style-name="P41">Requirements</text:p>
      <text:p text:style-name="P42">Create your CheapBook database using phpMyAdmin based on the following schema:</text:p>
      <text:p text:style-name="PreformattedText"><text:span text:style-name="T43">Author (<text:s/></text:span><text:span text:style-name="T44">ssn</text:span><text:span text:style-name="T45">, name, address, phone ) <text:s text:c="21"/></text:span><text:span text:style-name="T46"><text:tab/></text:span><text:span text:style-name="T47"><text:tab/></text:span><text:span text:style-name="T48"><text:tab/></text:span><text:span text:style-name="T49">info about a book author</text:span></text:p>
      <text:p text:style-name="PreformattedText"><text:span text:style-name="T50">Book (<text:s/></text:span><text:span text:style-name="T51">ISBN</text:span><text:span text:style-name="T52">, title,</text:span><text:span text:style-name="T53"><text:s/>year, price, publisher ) <text:s text:c="13"/></text:span><text:span text:style-name="T54"><text:tab/></text:span><text:span text:style-name="T55"><text:tab/></text:span><text:span text:style-name="T56"><text:tab/></text:span><text:span text:style-name="T57">info about a book</text:span></text:p>
      <text:p text:style-name="PreformattedText"><text:span text:style-name="T58">WrittenBy (<text:s/></text:span><text:span text:style-name="T59">ssn</text:span><text:span text:style-name="T60">,<text:s/></text:span><text:span text:style-name="T61">ISBN</text:span><text:span text:style-name="T62"><text:s/>) <text:s text:c="34"/></text:span><text:span text:style-name="T63"><text:tab/></text:span><text:span text:style-name="T64"><text:tab/></text:span><text:span text:style-name="T65"><text:tab/></text:span><text:span text:style-name="T66">relates books with authors</text:span></text:p>
      <text:p text:style-name="PreformattedText"><text:span text:style-name="T67">Warehouse (<text:s/></text:span><text:span text:style-name="T68">warehouseCode</text:span><text:span text:style-name="T69">, name, address, phone ) <text:s text:c="7"/></text:span><text:span text:style-name="T70"><text:tab/></text:span><text:span text:style-name="T71"><text:tab/></text:span><text:span text:style-name="T72">info about a warehouse</text:span></text:p>
      <text:p text:style-name="PreformattedText"><text:span text:style-name="T73">Stocks (<text:s/></text:span><text:span text:style-name="T74">ISBN</text:span><text:span text:style-name="T75">,<text:s/></text:span><text:span text:style-name="T76">warehouseCo</text:span><text:span text:style-name="T77">de</text:span><text:span text:style-name="T78">, number ) <text:s text:c="19"/></text:span><text:span text:style-name="T79"><text:tab/></text:span><text:span text:style-name="T80"><text:tab/></text:span><text:span text:style-name="T81">what books a warehouse stocks</text:span></text:p>
      <text:p text:style-name="PreformattedText"><text:span text:style-name="T82">Customer (<text:s/></text:span><text:span text:style-name="T83">username</text:span><text:span text:style-name="T84">, address, email, phone, password ) <text:s text:c="3"/></text:span><text:span text:style-name="T85"><text:tab/></text:span><text:span text:style-name="T86"><text:tab/></text:span><text:span text:style-name="T87">info about a customer</text:span></text:p>
      <text:p text:style-name="PreformattedText"><text:span text:style-name="T88">ShoppingBasket (<text:s/></text:span><text:span text:style-name="T89">basketID</text:span><text:span text:style-name="T90">, username ) <text:s text:c="16"/></text:span><text:span text:style-name="T91"><text:tab/></text:span><text:span text:style-name="T92"><text:tab/></text:span><text:span text:style-name="T93"><text:tab/></text:span><text:span text:style-name="T94">relates customers with baskets</text:span></text:p>
      <text:p text:style-name="PreformattedText"><text:span text:style-name="T95">Contains (<text:s/></text:span><text:span text:style-name="T96">ISBN</text:span><text:span text:style-name="T97">,<text:s/></text:span><text:span text:style-name="T98">baske</text:span><text:span text:style-name="T99">tID</text:span><text:span text:style-name="T100">, number ) <text:s text:c="22"/></text:span><text:span text:style-name="T101"><text:tab/></text:span><text:span text:style-name="T102"><text:tab/></text:span><text:span text:style-name="T103"><text:tab/></text:span><text:span text:style-name="T104">the content of a shopping basket</text:span></text:p>
      <text:p text:style-name="P105"><text:span text:style-name="T106">ShippingOrder (<text:s/></text:span><text:span text:style-name="T107">ISBN</text:span><text:span text:style-name="T108">,<text:s/></text:span><text:span text:style-name="T109">warehouseCode</text:span><text:span text:style-name="T110">,<text:s/></text:span><text:span text:style-name="T111">username</text:span><text:span text:style-name="T112">, number ) <text:s text:c="2"/></text:span><text:span text:style-name="T113"><text:tab/></text:span><text:span text:style-name="T114">books shipped from a warehouse to a<text:s/></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customer</text:span></text:p>
      <text:p text:style-name="P125">In this schema, foreign keys have the same name as the primary keys<text:s/>they reference. More specifically, the foreign keys are:</text:p>
      <text:p text:style-name="P126">WrittenBy.ssn → Author.ssn</text:p>
      <text:p text:style-name="P127">WrittenBy.ISBN → Book.ISBN</text:p>
      <text:p text:style-name="P128">Stocks.ISBN → Book.ISBN</text:p>
      <text:p text:style-name="P129">Stocks.warehouseCode → Warehouse.warehouseCode</text:p>
      <text:p text:style-name="P130">ShoppingBasket.username → Customer.username</text:p>
      <text:p text:style-name="P131">Contains.ISBN → Book.ISBN</text:p>
      <text:p text:style-name="P132">Contains.basketID → ShoppingBasket.basketID</text:p>
      <text:p text:style-name="P133">ShippingOrder.ISBN → Book.ISBN</text:p>
      <text:p text:style-name="P134">ShippingOrder.warehouseCode → Warehouse.warehouseCode</text:p>
      <text:p text:style-name="P135">ShippingOrder.username → Customer.username</text:p>
      <text:p text:style-name="P136">Then insert some data into the tables. Each table should contain at least four rows. Try<text:s/>to write your data in such way that you can get meaningful answers for various queries (such as "For each book, print the book ISBN, title, and price, along with the total number of copies of this book stocked in all warehouses"). You should declare all keys and foreign keys in your schema.</text:p>
      <text:h text:style-name="P137" text:outline-level="2">Project Requirements</text:h>
      <text:p text:style-name="Textbody"><text:span text:style-name="T138">Your script customer</text:span><text:span text:style-name="T139">.php<text:s/></text:span><text:span text:style-name="T140">must be able to produce 4 web pages (can be from the same script or you can split it into 4 different php scripts):</text:span></text:p>
      <text:list text:style-name="LFO1" text:continue-numbering="true">
        <text:list-item>
          <text:p text:style-name="P141">Page1: a login form that has text windows for username and password, a "Login" button, and a "New users must register here" button.</text:p>
        </text:list-item>
        <text:list-item>
          <text:p text:style-name="P142">Page2: a "Logout" button, a textarea, a "SearchByAuthor" button, a”SearchByBookTitle”, a “ShoppingBasket” buttom and a section to display the results of the search in the proper HTML format. Next to the “ShoppingBasket”, there must be a counter Showing number of items in<text:s/><text:soft-page-break/>Shopping Basket.</text:p>
        </text:list-item>
        <text:list-item>
          <text:p text:style-name="P143">Page3: a table showing all the items in the shopping basket with a “Buy” button. It should also show the total price of the basket.</text:p>
        </text:list-item>
        <text:list-item>
          <text:p text:style-name="P144">Page4: a form to<text:s/>fill out user information along with a "Register" button</text:p>
        </text:list-item>
      </text:list>
      <text:p text:style-name="Standard"><text:span text:style-name="T145">When customer</text:span><text:span text:style-name="T146">.php<text:s/></text:span><text:span text:style-name="T147">is executed for the first time, it displays Page1:</text:span></text:p>
      <text:p text:style-name="P148"/>
      <text:list text:style-name="LFO2" text:continue-numbering="true">
        <text:list-item>
          <text:p text:style-name="P149">If the user enters a wrong username/password and pushes "Login", it should go back to Page1</text:p>
        </text:list-item>
        <text:list-item>
          <text:p text:style-name="P150">If the user enters a correct<text:s/>username/password and pushes "Login", it should go to Page2</text:p>
        </text:list-item>
        <text:list-item>
          <text:p text:style-name="P151">If the user pushes the "New users must register here" button, it should go to Page4</text:p>
        </text:list-item>
        <text:list-item>
          <text:p text:style-name="P152">On Page2, If the user pushes “SearchByAuthor”, it should search the database for books having the same author name, it will reload the Page2 with search results.</text:p>
        </text:list-item>
        <text:list-item>
          <text:p text:style-name="P153">On Page2, If the user pushes “SearchByTitle”, it should search the database for books having the same title, it will reload the Page2 with search results.</text:p>
        </text:list-item>
        <text:list-item>
          <text:p text:style-name="P154">The search results will show the BookName, ISBN number, Number of books available (stocks). It shouldn't show any books having its stocks = 0.</text:p>
        </text:list-item>
        <text:list-item>
          <text:p text:style-name="P155">On Page2, If the user pushes “ShoppingBasket”, it should go to Page3, showing all the items in current shopping basket.</text:p>
        </text:list-item>
        <text:list-item>
          <text:p text:style-name="P156">On Page3, If the user pushes “Buy”. Its going to save users current basket to the database, making appropriate queries to the tables ShoppingBasket, Contains and ShippingOrder. It will also update the stocks of book updating the Stocks table.</text:p>
        </text:list-item>
      </text:list>
      <text:p text:style-name="Textbody"><text:span text:style-name="T157">You need to use a PHP session to store the shopping baske</text:span><text:span text:style-name="T158">t (the list of chosen items throughout the session) as well as the results of the previous search. For each chosen item, ISBN, title, author name, price, and the number of stocks. You will also use the PHP session to create user session (for login and log<text:s/></text:span><text:span text:style-name="T159">out purposes).</text:span></text:p>
      <text:p text:style-name="Textbody"><text:span text:style-name="T160">Hints: Use<text:s/></text:span><text:a xlink:href="http://us2.php.net/manual/en/function.md5.php" office:target-frame-name="_top" xlink:show="replace"><text:span text:style-name="T161">md5</text:span></text:a><text:span text:style-name="T162"><text:s/>to encode passwords in PHP. Use<text:s/></text:span><text:a xlink:href="http://php.net/manual/en/function.uniqid.php" office:target-frame-name="_top" xlink:show="replace"><text:span text:style-name="T163">uniqid</text:span></text:a><text:span text:style-name="T164"><text:s/>to generate a unique id in PHP.</text:span></text:p>
      <text:h text:style-name="P165" text:outline-level="2">Documentation</text:h>
      <text:p text:style-name="P166">The following are tutorials on PHP. Use them as a reference only.</text:p>
      <text:list text:style-name="LFO3" text:continue-numbering="true">
        <text:list-item>
          <text:p text:style-name="P167"><text:a xlink:href="http://www.w3schools.com/php/default.asp" office:target-frame-name="_top" xlink:show="replace"><text:span text:style-name="T168">PHP Tutorial</text:span></text:a></text:p>
        </text:list-item>
        <text:list-item>
          <text:p text:style-name="P169"><text:a xlink:href="http://www.cs.rochester.edu/courses/210/spring2011/lectures/005/" office:target-frame-name="_top" xlink:show="replace"><text:span text:style-name="T170">PHP</text:span></text:a></text:p>
        </text:list-item>
        <text:list-item>
          <text:p text:style-name="P171"><text:a xlink:href="http://php.net/manual/en/" office:target-frame-name="_top" xlink:show="replace"><text:span text:style-name="T172">PHP.ne</text:span><text:span text:style-name="T173">t</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eletype" style:display-name="Teletype" style:family="text">
      <style:text-properties style:font-name="Liberation Mono" style:font-name-asian="Droid Sans Fallback" style:font-name-complex="Liberation Mono"/>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makumar gokulakannan</dc:creator>
    <meta:creation-date>2017-09-29T05:50:00Z</meta:creation-date>
    <dc:date>2017-09-29T05:50:00Z</dc:date>
    <meta:template xlink:href="Normal" xlink:type="simple"/>
    <meta:editing-cycles>2</meta:editing-cycles>
    <meta:editing-duration>PT60S</meta:editing-duration>
    <meta:document-statistic meta:page-count="3" meta:paragraph-count="15" meta:word-count="1165" meta:character-count="7797" meta:row-count="55" meta:non-whitespace-character-count="6647"/>
  </office:meta>
</office:document-meta>
</file>